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style:text-position="super 58%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49"/>Chengjun You</text:span></text:p>
      <text:p text:style-name="Standard"><text:span text:style-name="T3"><text:s text:c="35"/></text:span><text:span text:style-name="T2">14737 38</text:span><text:span text:style-name="T4">th</text:span><text:span text:style-name="T2"> AVE. C57, Flushing NY 11354</text:span></text:p>
      <text:p text:style-name="Standard"><text:span text:style-name="T2"><text:tab/><text:tab/><text:tab/><text:tab/> <text:s text:c="17"/>929-402-4641</text:span></text:p>
      <text:p text:style-name="Standard"><text:span text:style-name="T2"><text:tab/><text:tab/><text:tab/><text:tab/><text:tab/></text:span><text:a xlink:type="simple" xlink:href="mailto:Ucj2002@gmail.com" text:style-name="Internet_20_link" text:visited-style-name="Visited_20_Internet_20_Link"><text:span text:style-name="T2">Ucj2002@gmail.com</text:span></text:a></text:p>
      <text:p text:style-name="Standard"><text:span text:style-name="T2">JAN 18, 2019</text:span></text:p>
      <text:p text:style-name="Standard"><text:bookmark-start text:name="_GoBack"/><text:span text:style-name="T2">Dear Manager:</text:span></text:p>
      <text:p text:style-name="Standard"><text:span text:style-name="T2">Please accept this letter and the attached resume as an indication of my sincere interest in the position. I have a Bachelor’s Degree in Economics from Xiamen University, Fujian, China and Certificate of Completion of Master’s degree major in Finance from Graduate School of Chinese Academy of Social Sciences. </text:span></text:p>
      <text:p text:style-name="Standard"><text:span text:style-name="T2">During working as a bookkeeper in an import company in New York City, I earn experience in using QuickBooks. I have been working as a police officer in China for more than ten years, have skills to use MS Office and Excel. I am a quick learner and a self-starter, also very organized. </text:span></text:p>
      <text:p text:style-name="Standard"><text:span text:style-name="T2">I am eager to learn from the experience workmates in your company. I hope that you will afford me the opportunity to become a member of your team.</text:span></text:p>
      <text:p text:style-name="Standard"><text:span text:style-name="T2">Thank you for your time and consideration. I can be reached via phone (929-402-4641) or email (</text:span><text:a xlink:type="simple" xlink:href="mailto:ucj2002@gmail.com" text:style-name="Internet_20_link" text:visited-style-name="Visited_20_Internet_20_Link"><text:span text:style-name="T2">ucj2002@gmail.com</text:span></text:a><text:span text:style-name="T2">).</text:span></text:p>
      <text:p text:style-name="Standard"><text:span text:style-name="T2">Best regards!</text:span></text:p>
      <text:p text:style-name="Standard"><text:span text:style-name="T2">Sincerely,</text:span></text:p>
      <text:p text:style-name="Standard"><text:span text:style-name="T2">Chengjun You</text:span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ate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cj20</meta:initial-creator>
    <meta:editing-cycles>8</meta:editing-cycles>
    <meta:creation-date>2018-12-09T15:35:00</meta:creation-date>
    <dc:date>2019-06-18T13:48:59.12</dc:date>
    <meta:editing-duration>PT3M15S</meta:editing-duration>
    <meta:generator>OpenOffice/4.1.6$Win32 OpenOffice.org_project/416m1$Build-9790</meta:generator>
    <meta:print-date>2019-06-18T13:48:19.16</meta:print-date>
    <meta:document-statistic meta:table-count="0" meta:image-count="0" meta:object-count="0" meta:page-count="1" meta:paragraph-count="13" meta:word-count="168" meta:character-count="11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